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LoaderUtils.fillProperties( Properties props , Resource re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iesLoaderUtils.loadAllProperties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Utils.loadProperties( Encoded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iesLoaderUtils.fillProperties( Properties props , Encoded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LoaderUtils.loadAllProperties( String resourceName , @ Nullable ClassLoader class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ropertiesLoaderUtils.fillProperties( Properties props , EncodedResource resource , PropertiesPersister persis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iesLoaderUtils.loadProperties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